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Default"/>
          <table:table-cell office:value-type="string">
            <text:p>Amra</text:p>
          </table:table-cell>
          <table:table-cell office:value-type="string">
            <text:p>Benny</text:p>
          </table:table-cell>
          <table:table-cell office:value-type="string">
            <text:p>Doris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3-05-07">
            <text:p>05/07/1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esprechung, arbeitsaufteilung</text:p>
          </table:table-cell>
        </table:table-row>
        <table:table-row table:style-name="ro1">
          <table:table-cell office:value-type="date" office:date-value="2013-05-09">
            <text:p>05/09/13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Installation + git problemchen</text:p>
          </table:table-cell>
        </table:table-row>
        <table:table-row table:style-name="ro1">
          <table:table-cell office:value-type="date" office:date-value="2013-05-14">
            <text:p>05/14/13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string">
            <text:p>neue ordnerstruktur</text:p>
          </table:table-cell>
        </table:table-row>
        <table:table-row table:style-name="ro1">
          <table:table-cell office:value-type="date" office:date-value="2013-05-15">
            <text:p>05/15/13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string">
            <text:p>zeug installiert und tests wieder zum laufen gebracht</text:p>
          </table:table-cell>
        </table:table-row>
        <table:table-row table:style-name="ro2">
          <table:table-cell office:value-type="date" office:date-value="2013-05-28">
            <text:p>05/28/1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dt bundle noch mal runterladen, diesmal ubuntu</text:p>
          </table:table-cell>
        </table:table-row>
        <table:table-row table:style-name="ro2">
          <table:table-cell office:value-type="date" office:date-value="2013-06-03">
            <text:p>06/03/1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intellij auf ubuntu aufsetzen</text:p>
          </table:table-cell>
        </table:table-row>
        <table:table-row table:style-name="ro2">
          <table:table-cell office:value-type="date" office:date-value="2013-06-04">
            <text:p>06/04/13</text:p>
          </table:table-cell>
          <table:table-cell office:value-type="string">
            <text:p>3,5</text:p>
          </table:table-cell>
          <table:table-cell/>
          <table:table-cell office:value-type="string">
            <text:p>3,5</text:p>
          </table:table-cell>
          <table:table-cell office:value-type="string">
            <text:p>erste tests + datenbankversuch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5M5S</meta:editing-duration>
    <meta:editing-cycles>7</meta:editing-cycles>
    <meta:generator>LibreOffice/3.5$Linux_X86_64 LibreOffice_project/350m1$Build-2</meta:generator>
    <dc:date>2013-06-04T20:21:53</dc:date>
    <dc:creator>Doris </dc:creator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